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Table_20_Contents">
      <style:paragraph-properties fo:text-align="end" style:justify-single-word="false" fo:padding="0.0291in" fo:border-left="none" fo:border-right="none" fo:border-top="none" fo:border-bottom="0.06pt solid #000000" style:join-border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 style:list-style-name="L1"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OUTLIN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5773865511" text:style-name="L1">
              <text:list-header>
                <text:p text:style-name="P10"/>
                <text:p text:style-name="P10"/>
              </text:list-header>
              <text:list-item>
                <text:p text:style-name="P10">Vector pEGF-N1 (plasmid) to cDNA</text:p>
              </text:list-item>
            </text:list>
            <text:p text:style-name="P4"/>
            <text:list xml:id="list274405777" text:continue-numbering="true" text:style-name="L1">
              <text:list-item>
                <text:p text:style-name="P10">pcr on genes</text:p>
                <text:p text:style-name="P10"/>
              </text:list-item>
              <text:list-item>
                <text:p text:style-name="P10">digest eco-r1</text:p>
              </text:list-item>
            </text:list>
            <text:p text:style-name="P4"/>
            <text:list xml:id="list232753638" text:continue-numbering="true" text:style-name="L1">
              <text:list-item>
                <text:p text:style-name="P10">ligate (taking genes and putting into vector)</text:p>
              </text:list-item>
            </text:list>
            <text:p text:style-name="P4"/>
            <text:p text:style-name="P4"/>
            <text:list xml:id="list264922387" text:continue-numbering="true" text:style-name="L1">
              <text:list-item>
                <text:p text:style-name="P10">transform into bacteria (find Feb 4th) </text:p>
              </text:list-item>
            </text:list>
            <text:p text:style-name="P4"/>
            <text:list xml:id="list1906691433" text:continue-numbering="true" text:style-name="L1">
              <text:list-item>
                <text:p text:style-name="P10">confirm they have it (make sure right orientation and inserted) screen by pcr</text:p>
              </text:list-item>
            </text:list>
            <text:p text:style-name="P4"/>
            <text:list xml:id="list2101667252" text:continue-numbering="true" text:style-name="L1">
              <text:list-item>
                <text:p text:style-name="P10">grow up colonies into mini culture<text:line-break/></text:p>
              </text:list-item>
              <text:list-item>
                <text:p text:style-name="P10">mini prep extraction of dna (filtering-&gt; centrifuging)</text:p>
              </text:list-item>
            </text:list>
            <text:p text:style-name="P4"/>
            <text:p text:style-name="P4"/>
            <text:list xml:id="list2000211863" text:continue-numbering="true" text:style-name="L1">
              <text:list-item>
                <text:p text:style-name="P10">stick in cells P19 transfection<text:line-break/></text:p>
              </text:list-item>
            </text:list>
            <text:p text:style-name="P4"/>
            <text:list xml:id="list1941504658" text:continue-numbering="true" text:style-name="L1">
              <text:list-item>
                <text:p text:style-name="P10">extract DNA and which genes expressed</text:p>
              </text:list-item>
            </text:list>
            <text:p text:style-name="P4"/>
            <text:p text:style-name="P4"/>
          </table:table-cell>
          <table:table-cell table:style-name="Table1.B1" office:value-type="string">
            <text:p text:style-name="P3">Goals</text:p>
            <text:p text:style-name="P2"/>
            <text:p text:style-name="P2">Week 1</text:p>
            <text:p text:style-name="P1"/>
            <text:p text:style-name="P6">General PCR </text:p>
            <text:p text:style-name="P6"/>
            <text:p text:style-name="P6">DNA restriction digest </text:p>
            <text:p text:style-name="P6"/>
            <text:p text:style-name="P6">Gel Electrophoresis </text:p>
            <text:p text:style-name="P6"/>
            <text:p text:style-name="P6">Ligation Transformation </text:p>
            <text:p text:style-name="P1"/>
            <text:p text:style-name="P8"/>
            <text:p text:style-name="P2">week 2</text:p>
            <text:p text:style-name="P1"/>
            <text:p text:style-name="P6">Screening for the genes for correct orientation</text:p>
            <text:p text:style-name="P6"/>
            <text:p text:style-name="P6"><text:s/>cultures cell splitting and plating</text:p>
            <text:p text:style-name="P6"/>
            <text:p text:style-name="P6">Feed cells </text:p>
            <text:p text:style-name="P1"/>
            <text:p text:style-name="P6">miniprep---dna extraction from bacterial</text:p>
            <text:p text:style-name="P6"/>
            <text:p text:style-name="P8"/>
            <text:p text:style-name="P2">Week 3</text:p>
            <text:p text:style-name="P2"/>
            <text:p text:style-name="P7">transfe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14:12:57</meta:creation-date>
    <dc:date>2013-04-01T13:41:11</dc:date>
    <meta:editing-duration>P1DT23H39M26S</meta:editing-duration>
    <meta:editing-cycles>6</meta:editing-cycles>
    <meta:generator>LibreOffice/3.6$MacOSX_x86 LibreOffice_project/5b93205-6e6b3fc-7830f6d-c08ad66-1d9bf4</meta:generator>
    <meta:document-statistic meta:table-count="1" meta:image-count="0" meta:object-count="0" meta:page-count="1" meta:paragraph-count="24" meta:word-count="107" meta:character-count="641" meta:non-whitespace-character-count="560"/>
  </office:meta>
</office:document-meta>
</file>